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25cm" fo:min-width="4cm"/>
    </style:style>
    <style:style style:name="gr2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1" xml:id="id1" draw:id="id1" draw:layer="layout" svg:width="9cm" svg:height="7cm" svg:x="7.5cm" svg:y="5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7-10T19:32:21.589000000</dc:date>
    <meta:editing-duration>PT3M28S</meta:editing-duration>
    <meta:editing-cycles>1</meta:editing-cycles>
    <meta:document-statistic meta:object-count="24"/>
    <meta:generator>LibreOffice/7.4.7.2$Windows_X86_64 LibreOffice_project/723314e595e8007d3cf785c16538505a1c878ca5</meta:generator>
  </office:meta>
</office:document-meta>
</file>